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F000000B5BC18E195.png" manifest:media-type="image/png"/>
  <manifest:file-entry manifest:full-path="Pictures/100002010000015100000068B8D5231D.png" manifest:media-type="image/png"/>
  <manifest:file-entry manifest:full-path="Pictures/100002010000008000000079780602B2.png" manifest:media-type="image/png"/>
  <manifest:file-entry manifest:full-path="Pictures/1000020100000214000001F7B4CCDC6E.png" manifest:media-type="image/png"/>
  <manifest:file-entry manifest:full-path="Pictures/1000020100000268000000BF2EF058EB.png" manifest:media-type="image/png"/>
  <manifest:file-entry manifest:full-path="Pictures/100002010000020E0000030B0A91F334.png" manifest:media-type="image/png"/>
  <manifest:file-entry manifest:full-path="Pictures/100002010000014A000000602AD3B7C0.png" manifest:media-type="image/png"/>
  <manifest:file-entry manifest:full-path="Pictures/10000000000005DC000000714E9F20A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Title_2c__20_Content-title">
      <style:graphic-properties fo:min-height="3.18cm"/>
    </style:style>
    <style:style style:name="pr3" style:family="presentation" style:parent-style-name="Title_2c__20_Content-outline1">
      <style:graphic-properties fo:min-height="10.797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text-properties fo:font-size="20pt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4.6cm" svg:height="5.287cm" svg:x="9.737cm" svg:y="4.712cm">
          <text:p text:style-name="P1"><text:span text:style-name="T1">Let's Migrate!</text:span></text:p>
          <text:p text:style-name="P1"><text:span text:style-name="T2"/></text:p>
          <text:p text:style-name="P1"><text:span text:style-name="T2">Ensembl Data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6cm" svg:height="4.863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911cm" svg:height="5.397cm" svg:x="7.668cm" svg:y="13.746cm">
          <text:p text:style-name="P4"><text:span text:style-name="T3">EMBL – European Bioinformatics Institute</text:span></text:p>
          <text:p text:style-name="P4"><text:span text:style-name="T3">Wellcome Trust Genome Campus</text:span></text:p>
          <text:p text:style-name="P4"><text:span text:style-name="T3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What: Ensembl Cycle</text:p>
          </draw:text-box>
        </draw:frame>
        <draw:frame presentation:style-name="pr3" draw:layer="layout" svg:width="22.35cm" svg:height="11.047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The Plan</text:p>
          </draw:text-box>
        </draw:frame>
        <draw:frame presentation:style-name="pr3" draw:layer="layout" svg:width="22.35cm" svg:height="11.047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Components</text:p>
          </draw:text-box>
        </draw:frame>
        <draw:frame presentation:style-name="pr3" draw:layer="layout" svg:width="22.35cm" svg:height="11.047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Archives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Sanger set up</text:p>
              </text:list-item>
              <text:list-item>
                <text:p>EBI set up</text:p>
              </text:list-item>
              <text:list-item>
                <text:p>Migration strategy</text:p>
              </text:list-item>
              <text:list-item>
                <text:p>Mileston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Web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Dialogue with Steve to figure out the whole infrastructure and describe it in a simple but detailed way</text:p>
              </text:list-item>
              <text:list-item>
                <text:p>Storage, compute (web/farm nodes), filesys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473cm" svg:x="1.27cm" svg:y="0.614cm" presentation:class="title" presentation:user-transformed="true">
          <draw:text-box>
            <text:p>Production (including genebuilders)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Filesystems</text:p>
              </text:list-item>
              <text:list-item>
                <text:p>Storage</text:p>
              </text:list-item>
              <text:list-item>
                <text:p>Farm</text:p>
                <text:list>
                  <text:list-item>
                    <text:p>Sanger set up (ask?)</text:p>
                  </text:list-item>
                  <text:list-item>
                    <text:p>EBI set up (Asier talk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FTP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Sanger set up</text:p>
              </text:list-item>
              <text:list-item>
                <text:p>EBI set up (covered by extra purchase)</text:p>
              </text:list-item>
              <text:list-item>
                <text:p>Migration strategy</text:p>
              </text:list-item>
              <text:list-item>
                <text:p>Mileston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Milestones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Several readaptions</text:p>
              </text:list-item>
              <text:list-item>
                <text:p>Final schedu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Timeline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Sep 15, commence!</text:p>
              </text:list-item>
              <text:list-item>
                <text:p>Jan 16: </text:p>
              </text:list-item>
              <text:list-item>
                <text:p>Hinxton shutdow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Hinxton shutdown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When</text:p>
              </text:list-item>
              <text:list-item>
                <text:p>What</text:p>
              </text:list-item>
              <text:list-item>
                <text:p>How</text:p>
              </text:list-item>
              <text:list-item>
                <text:p>Consequences for e! (state at that time at that moment)</text:p>
              </text:list-item>
              <text:list-item>
                <text:p>Planned strate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Disaster Recovery Architecture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In conjuction with TSC</text:p>
              </text:list-item>
              <text:list-item>
                <text:p>Ask Steve the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Acknowledgements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Mag, Daniel</text:p>
                <text:list>
                  <text:list-item>
                    <text:p>supportive and guiding in difficult moments</text:p>
                  </text:list-item>
                </text:list>
              </text:list-item>
              <text:list-item>
                <text:p>Andy, Steve, Dan Ss</text:p>
                <text:list>
                  <text:list-item>
                    <text:p>the underlying heroes, competent gentlemen</text:p>
                  </text:list-item>
                </text:list>
              </text:list-item>
              <text:list-item>
                <text:p>Migration champions</text:p>
              </text:list-item>
              <text:list-item>
                <text:p>Group leaders</text:p>
              </text:list-item>
              <text:list-item>
                <text:p>Everybody in 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4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8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line-height="100%" fo:text-align="center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8cm" svg:height="0.628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3cm" svg:height="5.807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2cm" svg:height="2.09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41cm" svg:height="13.987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1cm" svg:height="2.195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3" draw:text-style-name="MP5" draw:layer="backgroundobjects" svg:width="22.858cm" svg:height="3.18cm" svg:x="1.27cm" svg:y="0.76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draw:name="PlaceHolder 2" presentation:style-name="Mpr4" draw:text-style-name="MP5" draw:layer="backgroundobjects" svg:width="22.35cm" svg:height="11.047cm" svg:x="1.27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7" draw:text-style-name="MP5" draw:layer="backgroundobjects" svg:width="22.858cm" svg:height="3.18cm" svg:x="1.27cm" svg:y="0.76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draw:name="PlaceHolder 2" presentation:style-name="Mpr8" draw:text-style-name="MP5" draw:layer="backgroundobjects" svg:width="10.905cm" svg:height="11.047cm" svg:x="1.27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" draw:text-style-name="MP5" draw:layer="backgroundobjects" svg:width="10.905cm" svg:height="11.047cm" svg:x="12.722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6-08-09T20:26:13</dc:date>
    <dc:creator>Alessandro </dc:creator>
    <meta:editing-duration>P3DT11H32M38S</meta:editing-duration>
    <meta:editing-cycles>290</meta:editing-cycles>
    <meta:document-statistic meta:object-count="105"/>
  </office:meta>
</office:document-meta>
</file>